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ft dissertation proposal</text:p>
      <text:p text:style-name="Standard"/>
      <text:h text:style-name="Heading_20_1" text:outline-level="1">A functional approach to bdd style specification in Javascript</text:h>
      <text:p text:style-name="Text_20_body">BDD, behaviour driven development, forms a key part of agile methodologies. A practitioner of BDD should write the tests at the same time or slightly before writing the implementation, the tests being used as a development tool as much as they are a specification. Under agile methods, every behaviour exhibited by a system should have a corresponding test to demonstrate that this requirement has been met. Rather than specifying the entire behaviour of a program at a design stage, under agile methods the behaviour is specified a little at a time, at each point focussing on stories which deliver a fairly small unit of value to the customer.</text:p>
      <text:p text:style-name="Text_20_body">Whilst it is often stated that the design of the program is emergent, it is less often observed that the specification of the program, in the form of the behavioural tests, also emerges from iterative development of stories. In this way the implementation and the specification are built up together in parallel, so that as application code is refactored the tests need to be easily changeable to keep up with shifting responsibilities. All agile methods place an emphasis on refactoring. Particularly, extreme programming (XP) is not possible without continuous and fearless refactoring. When code changes very quickly it is very difficult to ensure that at every stage it adheres to a natural language requirements document . However, under BDD the specification is runnable so that, with sufficient coverage, a change which accidentally violates any requirement is detectable almost instantly.</text:p>
      <text:p text:style-name="Text_20_body">As well as ensuring the intended behaviours are met, the tests will often serve as the sole documentation of the correct behaviour of the system other than the code itself. They represent the most abstract expression available of the operation of the system. With this role as documentation in mind, it is desirable that the tests be understandable not just by software developers but also by varied project stake holders who typically have little understanding of programming. This understandability is most easily gained by providing a framework which allows the tests to be read as natural English as well as executed as program code.</text:p>
      <text:p text:style-name="Text_20_body">Client-side web scripting via Javascript is a field which has evolved from delivering small enhancements to server-generated webpages to providing the whole of the front end for large <text:s/>applications. Today these application are not limited to just web browsers. An increasing number of mobile phone apps are being implemented as web apps and then packaged as mobile apps. Desktop applications too are increasingly being implemented using Javascript and <text:s/>HTML5 technologies. This convergence allows a common implementation to be deployed over otherwise incompatible operating systems and device types from phones to tablets to desktops.</text:p>
      <text:p text:style-name="Text_20_body">However, there are drawbacks to the deployment of a common codebase to many independently implemented runtime environments. Although vendor cooperation has improved compatibility very much in the last five years or so, the runtime environments that web applications are deployed still display idiosyncrasies and incompatibilities. For many of the newer features there is no widely agreed specification, meaning that vendor-specific extensions are the norm.</text:p>
      <text:p text:style-name="Text_20_body">If we consider this wide variance of runtime environments, in Javascript programming the reliance on good automated testing is all the higher. For a developer working to deliver software that must run on all of: Chrome, Safari, iOS on ipad, iOS on iphone, Firefox, Internet Explorer, Windows phone, Android Browser for tablet and phone, and Chrome for Android, manual testing of every requirement after refactoring pre-existing code would be so expensive that refactoring would become so expensive as to be practically impossible. In contrast, test runners exist which allow the developer to push tests to all of these platforms and see the results within seconds. This reassurance provides the confidence to boldly refactor as is required for an emergent design.</text:p>
      <text:p text:style-name="Text_20_body">Of the test runners, Js Test Driver (jstd) is emerging as the de facto standard. Jstd typically runs as a server to which browsers can connect. Jstd comes with a basic set of assertions in the form of <text:soft-page-break/>simple functions, for example assertEquals(a,b) and assertTrue(a). However, tests written using these assertions are more of a unit-testing form than a behavioural testing style and do not meet the requirements of being easily editable and understandable by non-programmers. The jstd project states that these asserters are deliberately basic and presented as a starter package in the hope that the open source community will deliver better assertion frameworks.</text:p>
      <text:p text:style-name="Text_20_body">Typically, however, developers with an interest in providing BDD frameworks for Javascript have attempted to deliver full-stack applications rather than providing assertion frameworks which operate within a pre-existing runner. This fails to take advantage of the prior efforts of others by reinventing the wheel and makes switching to a new BDD framework difficult because the full stack must be adopted.</text:p>
      <text:p text:style-name="Text_20_body">Although there are several compatible assertion frameworks that attempt a bdd style, so far I do not believe any provide a simple and intuitive format format for the tests. I propose creating a new framework with a very strong focus on developer ergonomics. Under functional languages it is often possible to create code which closely resembles English, or in which the expression can be thought of as a DSL inside the functional language. Noting these strengths, I believe that this goal can be achieved by importing many of the features from purely functional languages such as Haskell.</text:p>
      <text:p text:style-name="Text_20_body">Javascript already has many of the basic language features required for a functional-imperative hybrid sort of programming and has been described as “Lisp with C syntax”. For example, inline functions serve as lambda expressions and looping over lists with functions as internal iterators is provided as standard. Furthermore, the language is extremely non-perscriptive with regards to the metamodel the developer must program in. Although all programs are ultimately procedural, the programmer is given a very large degree of freedom to program in a procedural, object-oriented or, in a not entirely pure sense, functional style. Despite the possibility of programming in a functional style, many useful concepts are missing or poorly implemented. Attempts have been made to bring currying to Javascript but the currying provided has so far been a pale imitation of Haskell. Likewise, functional compositions are available to provide an analogue to point-free notation but are so clumsy in expression that their use is very uncommon.</text:p>
      <text:p text:style-name="Text_20_body">In order to allow a natural expression of bdd-style tests in Javascript, I propose that I will create in parallel the functional programming library on which it will depend. This library will reproduce as closely as possible the necessary features from languages such as Haskell. Although the code under test will almost certainly come with side effects, the tests themselves should be side-effect free and stateless.</text:p>
      <text:p text:style-name="Text_20_body">My bdd framework should itself be developed with the assurances that bdd-style testing brings. With this in mind, the framework will be used to test itself. Because these tests become quite 'meta', to demonstrate the framework's more natural usage I will also be providing example tests that are drawn from the real world program requirements.</text:p>
      <text:p text:style-name="Text_20_body">One interesting area to explore is if a cross-compiled replacement syntax for Javascript would provide a more natural expression for the tests. Coffeescript is the most popular alternative syntax for the Javascript language and is very functional in its expression. This suggests that this might be a good avenue to explor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9T15:54:28</meta:creation-date>
    <meta:generator>LibreOffice/3.4$Unix LibreOffice_project/340m1$Build-502</meta:generator>
    <dc:date>2012-06-21T14:09:29</dc:date>
    <meta:editing-duration>P1DT22H15M1S</meta:editing-duration>
    <meta:editing-cycles>140</meta:editing-cycles>
    <meta:document-statistic meta:table-count="0" meta:image-count="0" meta:object-count="0" meta:page-count="2" meta:paragraph-count="15" meta:word-count="1231" meta:character-count="7894" meta:non-whitespace-character-count="6676"/>
  </office:meta>
</office:document-meta>
</file>